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n136" table:style-name="ta1">
        <table:shapes>
          <draw:frame draw:z-index="0" draw:style-name="gr1" draw:text-style-name="P1" svg:width="129.51mm" svg:height="65.84mm" svg:x="77.08mm" svg:y="72.93mm">
            <loext:p draw:notify-on-update-of-ranges="Sn136.A6:Sn136.A8 Sn136.F6:Sn136.F8 Sn136.G6:Sn136.G8 Sn136.G6:Sn136.G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Ion-beta-gamma</text:p>
          </table:table-cell>
          <table:table-cell/>
          <table:table-cell office:value-type="string" calcext:value-type="string">
            <text:p>Ion-beta-gamma-neutron</text:p>
          </table:table-cell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eff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[.D6]/[.B6]*100" office:value-type="float" office:value="68.5393258426966" calcext:value-type="float">
            <text:p>68.5393258427</text:p>
          </table:table-cell>
          <table:table-cell table:formula="of:=SQRT([.C6]*[.C6]/[.B6]/[.B6]+[.E6]*[.E6]/[.D6]/[.D6])*[.F6]" office:value-type="float" office:value="15.3524794761618" calcext:value-type="float">
            <text:p>15.3524794762</text:p>
          </table:table-cell>
          <table:table-cell table:formula="of:=1/[.G6]/[.G6]" office:value-type="float" office:value="0.00424270610605981" calcext:value-type="float">
            <text:p>0.0042427061</text:p>
          </table:table-cell>
          <table:table-cell table:formula="of:=[.F6]*[.H6]" office:value-type="float" office:value="0.290792216258032" calcext:value-type="float">
            <text:p>0.290792216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formula="of:=[.D7]/[.B7]*100" office:value-type="float" office:value="68.6486486486487" calcext:value-type="float">
            <text:p>68.6486486486</text:p>
          </table:table-cell>
          <table:table-cell table:formula="of:=SQRT([.C7]*[.C7]/[.B7]/[.B7]+[.E7]*[.E7]/[.D7]/[.D7])*[.F7]" office:value-type="float" office:value="9.04812566187233" calcext:value-type="float">
            <text:p>9.0481256619</text:p>
          </table:table-cell>
          <table:table-cell table:formula="of:=1/[.G7]/[.G7]" office:value-type="float" office:value="0.0122146985389816" calcext:value-type="float">
            <text:p>0.0122146985</text:p>
          </table:table-cell>
          <table:table-cell table:formula="of:=[.F7]*[.H7]" office:value-type="float" office:value="0.838522548351713" calcext:value-type="float">
            <text:p>0.838522548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[.D8]/[.B8]*100" office:value-type="float" office:value="50" calcext:value-type="float">
            <text:p>50</text:p>
          </table:table-cell>
          <table:table-cell table:formula="of:=SQRT([.C8]*[.C8]/[.B8]/[.B8]+[.E8]*[.E8]/[.D8]/[.D8])*[.F8]" office:value-type="float" office:value="10.162219773693" calcext:value-type="float">
            <text:p>10.1622197737</text:p>
          </table:table-cell>
          <table:table-cell table:formula="of:=1/[.G8]/[.G8]" office:value-type="float" office:value="0.00968328767123288" calcext:value-type="float">
            <text:p>0.0096832877</text:p>
          </table:table-cell>
          <table:table-cell table:formula="of:=[.F8]*[.H8]" office:value-type="float" office:value="0.484164383561644" calcext:value-type="float">
            <text:p>0.4841643836</text:p>
          </table:table-cell>
        </table:table-row>
        <table:table-row table:style-name="ro1">
          <table:table-cell table:number-columns-repeated="7"/>
          <table:table-cell table:formula="of:=SUM([.H6:.H8])" office:value-type="float" office:value="0.0261406923162743" calcext:value-type="float">
            <text:p>0.0261406923</text:p>
          </table:table-cell>
          <table:table-cell table:formula="of:=SUM([.I6:.I8])" office:value-type="float" office:value="1.61347914817139" calcext:value-type="float">
            <text:p>1.61347914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table:number-columns-repeated="7"/>
          <table:table-cell table:formula="of:=[.I9]/[.H9]" office:value-type="float" office:value="61.7228927470636" calcext:value-type="float">
            <text:p>61.7228927471</text:p>
          </table:table-cell>
          <table:table-cell table:formula="of:=SQRT(1/[.H9])" office:value-type="float" office:value="6.1850249704728" calcext:value-type="float">
            <text:p>6.1850249705</text:p>
          </table:table-cell>
        </table:table-row>
      </table:table>
      <table:table table:name="In134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Ion-beta-gamma</text:p>
          </table:table-cell>
          <table:table-cell table:style-name="ce1"/>
          <table:table-cell table:style-name="ce1" office:value-type="string" calcext:value-type="string">
            <text:p>Ion-beta-gamma-neutron</text:p>
          </table:table-cell>
          <table:table-cell table:style-name="ce1"/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fferr</text:p>
          </table:table-cell>
          <table:table-cell table:style-name="ce1" office:value-type="string" calcext:value-type="string">
            <text:p>1/sigma2</text:p>
          </table:table-cell>
          <table:table-cell table:style-name="ce1" office:value-type="string" calcext:value-type="string">
            <text:p>X/sigma2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[.B6]*100" office:value-type="float" office:value="62.962962962963" calcext:value-type="float">
            <text:p>62.962962963</text:p>
          </table:table-cell>
          <table:table-cell table:style-name="ce2" table:formula="of:=SQRT([.C6]*[.C6]/[.B6]/[.B6]+[.E6]*[.E6]/[.D6]/[.D6])*[.F6]" office:value-type="float" office:value="14.5074294046301" calcext:value-type="float">
            <text:p>14.5074294046</text:p>
          </table:table-cell>
          <table:table-cell table:style-name="ce2" table:formula="of:=1/[.G6]/[.G6]" office:value-type="float" office:value="0.0047513723737148" calcext:value-type="float">
            <text:p>0.0047513724</text:p>
          </table:table-cell>
          <table:table-cell table:style-name="ce2" table:formula="of:=[.F6]*[.H6]" office:value-type="float" office:value="0.29916048278945" calcext:value-type="float">
            <text:p>0.2991604828</text:p>
          </table:table-cell>
        </table:table-row>
        <table:table-row table:style-name="ro1">
          <table:table-cell table:style-name="ce2" office:value-type="string" calcext:value-type="string">
            <text:p>240 (ncounts)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QRT([.B7])" office:value-type="float" office:value="7.74596669241483" calcext:value-type="float">
            <text:p>7.745966692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SQRT([.D7])" office:value-type="float" office:value="6.08276253029822" calcext:value-type="float">
            <text:p>6.0827625303</text:p>
          </table:table-cell>
          <table:table-cell table:style-name="ce2" table:formula="of:=[.D7]/[.B7]*100" office:value-type="float" office:value="61.6666666666667" calcext:value-type="float">
            <text:p>61.6666666667</text:p>
          </table:table-cell>
          <table:table-cell table:style-name="ce2" table:formula="of:=SQRT([.C7]*[.C7]/[.B7]/[.B7]+[.E7]*[.E7]/[.D7]/[.D7])*[.F7]" office:value-type="float" office:value="12.8902058714129" calcext:value-type="float">
            <text:p>12.8902058714</text:p>
          </table:table-cell>
          <table:table-cell table:style-name="ce2" table:formula="of:=1/[.G7]/[.G7]" office:value-type="float" office:value="0.00601838952354416" calcext:value-type="float">
            <text:p>0.0060183895</text:p>
          </table:table-cell>
          <table:table-cell table:style-name="ce2" table:formula="of:=[.F7]*[.H7]" office:value-type="float" office:value="0.371134020618557" calcext:value-type="float">
            <text:p>0.3711340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9:07:15.961746215</meta:creation-date>
    <meta:generator>LibreOffice/5.0.6.2$Linux_X86_64 LibreOffice_project/00$Build-2</meta:generator>
    <dc:date>2019-04-29T20:20:38.282445744</dc:date>
    <meta:editing-duration>PT38M12S</meta:editing-duration>
    <meta:editing-cycles>8</meta:editing-cycles>
    <meta:document-statistic meta:table-count="2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6.G6:Sn136.G8" chart:error-lower-range="Sn136.G6:Sn136.G8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6.G6:Sn136.G8" chart:error-lower-range="Sn136.G6:Sn136.G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n136.G6:Sn136.G8" chart:error-lower-range="Sn136.G6:Sn136.G8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52cm" svg:height="6.585cm" xlink:href=".." xlink:type="simple" chart:class="chart:scatter" chart:style-name="ch1">
        <chart:legend chart:legend-position="end" svg:x="10.715cm" svg:y="2.993cm" style:legend-expansion="high" chart:style-name="ch2"/>
        <chart:plot-area chart:style-name="ch3" table:cell-range-address="Sn136.A6:Sn136.A8 Sn136.F6:Sn136.F8" svg:x="0.259cm" svg:y="0.131cm" svg:width="10.197cm" svg:height="6.323cm">
          <chartooo:coordinate-region svg:x="0.88cm" svg:y="0.33cm" svg:width="9.11cm" svg:height="5.4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n136.F6:Sn136.F8" chart:class="chart:scatter">
            <chart:domain table:cell-range-address="Sn136.A6:Sn136.A8"/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Sn136.A6:Sn136.A8</svg:desc>
                </draw:g>
              </table:table-cell>
              <table:table-cell office:value-type="float" office:value="68.5393258426966">
                <text:p>68.5393258426966</text:p>
                <draw:g>
                  <svg:desc>Sn136.F6:Sn136.F8</svg:desc>
                </draw:g>
              </table:table-cell>
              <table:table-cell office:value-type="float" office:value="15.3524794761618">
                <text:p>15.3524794761618</text:p>
                <draw:g>
                  <svg:desc>Sn136.G6:Sn136.G8</svg:desc>
                </draw:g>
              </table:table-cell>
              <table:table-cell office:value-type="float" office:value="15.3524794761618">
                <text:p>15.3524794761618</text:p>
                <draw:g>
                  <svg:desc>Sn136.G6:Sn136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1">
                <text:p>281</text:p>
              </table:table-cell>
              <table:table-cell office:value-type="float" office:value="68.6486486486487">
                <text:p>68.6486486486487</text:p>
              </table:table-cell>
              <table:table-cell office:value-type="float" office:value="9.04812566187233">
                <text:p>9.04812566187233</text:p>
              </table:table-cell>
              <table:table-cell office:value-type="float" office:value="9.04812566187233">
                <text:p>9.04812566187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">
                <text:p>440</text:p>
              </table:table-cell>
              <table:table-cell office:value-type="float" office:value="50">
                <text:p>50</text:p>
              </table:table-cell>
              <table:table-cell office:value-type="float" office:value="10.162219773693">
                <text:p>10.162219773693</text:p>
              </table:table-cell>
              <table:table-cell office:value-type="float" office:value="10.162219773693">
                <text:p>10.162219773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